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501cm"/>
    </style:style>
    <style:style style:name="co3" style:family="table-column">
      <style:table-column-properties fo:break-before="auto" style:column-width="13.185cm"/>
    </style:style>
    <style:style style:name="co4" style:family="table-column">
      <style:table-column-properties fo:break-before="auto" style:column-width="12.709cm"/>
    </style:style>
    <style:style style:name="co5" style:family="table-column">
      <style:table-column-properties fo:break-before="auto" style:column-width="13.989cm"/>
    </style:style>
    <style:style style:name="co6" style:family="table-column">
      <style:table-column-properties fo:break-before="auto" style:column-width="13.242cm"/>
    </style:style>
    <style:style style:name="co7" style:family="table-column">
      <style:table-column-properties fo:break-before="auto" style:column-width="11.825cm"/>
    </style:style>
    <style:style style:name="co8" style:family="table-column">
      <style:table-column-properties fo:break-before="auto" style:column-width="4.249cm"/>
    </style:style>
    <style:style style:name="co9" style:family="table-column">
      <style:table-column-properties fo:break-before="auto" style:column-width="2.752cm"/>
    </style:style>
    <style:style style:name="co10" style:family="table-column">
      <style:table-column-properties fo:break-before="auto" style:column-width="3.833cm"/>
    </style:style>
    <style:style style:name="co11" style:family="table-column">
      <style:table-column-properties fo:break-before="auto" style:column-width="3.639cm"/>
    </style:style>
    <style:style style:name="co12" style:family="table-column">
      <style:table-column-properties fo:break-before="auto" style:column-width="3.362cm"/>
    </style:style>
    <style:style style:name="co13" style:family="table-column">
      <style:table-column-properties fo:break-before="auto" style:column-width="5.526cm"/>
    </style:style>
    <style:style style:name="co14" style:family="table-column">
      <style:table-column-properties fo:break-before="auto" style:column-width="3.944cm"/>
    </style:style>
    <style:style style:name="co15" style:family="table-column">
      <style:table-column-properties fo:break-before="auto" style:column-width="3.72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008" table:default-cell-style-name="Default"/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1" office:value-type="string">
            <text:p>Experiment Number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'comp_stat_vals'/ext_raw_measures' input</text:p>
          </table:table-cell>
          <table:table-cell table:style-name="ce1" office:value-type="string">
            <text:p>'ft_sel_red' arguments</text:p>
          </table:table-cell>
          <table:table-cell table:style-name="ce1" office:value-type="string">
            <text:p>'rnn' arguments</text:p>
          </table:table-cell>
          <table:table-cell table:style-name="ce1" office:value-type="string">
            <text:p>Results</text:p>
          </table:table-cell>
          <table:table-cell table:style-name="ce1" office:value-type="string">
            <text:p>Settings</text:p>
          </table:table-cell>
          <table:table-cell table:style-name="ce1" table:number-columns-repeated="1016"/>
        </table:table-row>
        <table:table-row table:style-name="ro1">
          <table:table-cell/>
          <table:table-cell office:value-type="float" office:value="1">
            <text:p>1</text:p>
          </table:table-cell>
          <table:table-cell office:value-type="string">
            <text:p>Stat values from NSAA\AD to perform D/HC classification</text:p>
          </table:table-cell>
          <table:table-cell office:value-type="string">
            <text:p>python comp_stat_vals.py NSAA AD all --split_size=1 </text:p>
          </table:table-cell>
          <table:table-cell office:value-type="string">
            <text:p>python ft_sel_red.py NSAA AD all pca --num_features=30 --no_normalize </text:p>
          </table:table-cell>
          <table:table-cell office:value-type="string">
            <text:p>python rnn.py NSAA AD all dhc --seq_len=10</text:p>
          </table:table-cell>
          <table:table-cell office:value-type="string">
            <text:p>Test Accuracy = 92.97%</text:p>
          </table:table-cell>
          <table:table-cell office:value-type="string">
            <text:p>X shape = (742, 10, 30)</text:p>
          </table:table-cell>
          <table:table-cell office:value-type="string">
            <text:p>Y shape = (742,)</text:p>
          </table:table-cell>
          <table:table-cell office:value-type="string">
            <text:p>Test ratio = 0.2</text:p>
          </table:table-cell>
          <table:table-cell office:value-type="string">
            <text:p>Sequence length = 10</text:p>
          </table:table-cell>
          <table:table-cell office:value-type="string">
            <text:p>Features length = 30</text:p>
          </table:table-cell>
          <table:table-cell office:value-type="string">
            <text:p>Num epochs = 30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">
            <text:p>2</text:p>
          </table:table-cell>
          <table:table-cell office:value-type="string">
            <text:p>Stat values from NSAA\AD to perform overall NSAA score regression</text:p>
          </table:table-cell>
          <table:table-cell office:value-type="string">
            <text:p>python comp_stat_vals.py NSAA AD all --split_size=1 </text:p>
          </table:table-cell>
          <table:table-cell office:value-type="string">
            <text:p>python ft_sel_red.py NSAA AD all pca --num_features=30 --no_normalize </text:p>
          </table:table-cell>
          <table:table-cell office:value-type="string">
            <text:p>python rnn.py NSAA AD all overall --seq_len=10</text:p>
          </table:table-cell>
          <table:table-cell office:value-type="string">
            <text:p>Mean Squared Error = 28.7121, Mean Absolute Error = 2.9016</text:p>
          </table:table-cell>
          <table:table-cell office:value-type="string">
            <text:p>X shape = (742, 10, 30)</text:p>
          </table:table-cell>
          <table:table-cell office:value-type="string">
            <text:p>Y shape = (742,)</text:p>
          </table:table-cell>
          <table:table-cell office:value-type="string">
            <text:p>Test ratio = 0.2</text:p>
          </table:table-cell>
          <table:table-cell office:value-type="string">
            <text:p>Sequence length = 10</text:p>
          </table:table-cell>
          <table:table-cell office:value-type="string">
            <text:p>Features length = 30</text:p>
          </table:table-cell>
          <table:table-cell office:value-type="string">
            <text:p>Num epochs = 30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">
            <text:p>3</text:p>
          </table:table-cell>
          <table:table-cell office:value-type="string">
            <text:p>Raw joint angles from DC to perform D/HC classification</text:p>
          </table:table-cell>
          <table:table-cell office:value-type="string">
            <text:p>python comp_stat_vals.py 6minwalk-matfiles DC all --extract_csv </text:p>
          </table:table-cell>
          <table:table-cell office:value-type="string">
            <text:p>(Not used)</text:p>
          </table:table-cell>
          <table:table-cell office:value-type="string">
            <text:p>python rnn.py direct_csv DC all dhc --seq_len=60</text:p>
          </table:table-cell>
          <table:table-cell office:value-type="string">
            <text:p>Test Accuracy = 99.88%</text:p>
          </table:table-cell>
          <table:table-cell office:value-type="string">
            <text:p>X shape = (8470, 60, 66)</text:p>
          </table:table-cell>
          <table:table-cell office:value-type="string">
            <text:p>Y shape = (8470,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6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">
            <text:p>4</text:p>
          </table:table-cell>
          <table:table-cell office:value-type="string">
            <text:p>Raw joint angles from DC to perform overall NSAA score regression</text:p>
          </table:table-cell>
          <table:table-cell office:value-type="string">
            <text:p>python comp_stat_vals.py 6minwalk-matfiles DC all --extract_csv </text:p>
          </table:table-cell>
          <table:table-cell office:value-type="string">
            <text:p>(Not used)</text:p>
          </table:table-cell>
          <table:table-cell office:value-type="string">
            <text:p>python rnn.py direct_csv DC all overall --seq_len=60</text:p>
          </table:table-cell>
          <table:table-cell office:value-type="string">
            <text:p>Mean Squared Error = 0.4762, Mean Absolute Error = 0.4037</text:p>
          </table:table-cell>
          <table:table-cell office:value-type="string">
            <text:p>X shape = (8470, 60, 66)</text:p>
          </table:table-cell>
          <table:table-cell office:value-type="string">
            <text:p>Y shape = (8470,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6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5">
            <text:p>5</text:p>
          </table:table-cell>
          <table:table-cell office:value-type="string">
            <text:p>Raw joint angles from JA to perform D/HC classification</text:p>
          </table:table-cell>
          <table:table-cell office:value-type="string">
            <text:p>python comp_stat_vals.py 6minwalk-matfiles JA all --extract_csv </text:p>
          </table:table-cell>
          <table:table-cell office:value-type="string">
            <text:p>(Not used)</text:p>
          </table:table-cell>
          <table:table-cell office:value-type="string">
            <text:p>python rnn.py direct_csv JA all dhc --seq_len=60</text:p>
          </table:table-cell>
          <table:table-cell office:value-type="string">
            <text:p>Test Accuracy = 100.0%</text:p>
          </table:table-cell>
          <table:table-cell office:value-type="string">
            <text:p>X shape = (2143, 60, 66)</text:p>
          </table:table-cell>
          <table:table-cell office:value-type="string">
            <text:p>Y shape = (2143,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6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6">
            <text:p>6</text:p>
          </table:table-cell>
          <table:table-cell office:value-type="string">
            <text:p>Raw joint angles from JA to perform overall NSAA score regression</text:p>
          </table:table-cell>
          <table:table-cell office:value-type="string">
            <text:p>python comp_stat_vals.py 6minwalk-matfiles JA all --extract_csv </text:p>
          </table:table-cell>
          <table:table-cell office:value-type="string">
            <text:p>(Not used)</text:p>
          </table:table-cell>
          <table:table-cell office:value-type="string">
            <text:p>python rnn.py direct_csv JA all overall --seq_len=60</text:p>
          </table:table-cell>
          <table:table-cell office:value-type="string">
            <text:p>Mean Squared Error = 0.1675, Mean Absolute Error = 0.2919</text:p>
          </table:table-cell>
          <table:table-cell office:value-type="string">
            <text:p>X shape = (2143, 60, 66)</text:p>
          </table:table-cell>
          <table:table-cell office:value-type="string">
            <text:p>Y shape = (2143,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6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7">
            <text:p>7</text:p>
          </table:table-cell>
          <table:table-cell office:value-type="string">
            <text:p>Stat values from 6minwalk-matfiles\AD to perform D/HC classification</text:p>
          </table:table-cell>
          <table:table-cell office:value-type="string">
            <text:p>python comp_stat_vals.py 6minwalk-matfiles AD all --split_size=1 </text:p>
          </table:table-cell>
          <table:table-cell office:value-type="string">
            <text:p>python ft_sel_red.py 6minwalk-matfiles AD all pca --num_features=30 --no_normalize </text:p>
          </table:table-cell>
          <table:table-cell office:value-type="string">
            <text:p>python rnn.py 6minwalk-matfiles AD all dhc --seq_len=10</text:p>
          </table:table-cell>
          <table:table-cell office:value-type="string">
            <text:p>Test Accuracy = 82.81%</text:p>
          </table:table-cell>
          <table:table-cell office:value-type="string">
            <text:p>X shape = (552, 10, 30)</text:p>
          </table:table-cell>
          <table:table-cell office:value-type="string">
            <text:p>Y shape = (552,)</text:p>
          </table:table-cell>
          <table:table-cell office:value-type="string">
            <text:p>Test ratio = 0.2</text:p>
          </table:table-cell>
          <table:table-cell office:value-type="string">
            <text:p>Sequence length = 10</text:p>
          </table:table-cell>
          <table:table-cell office:value-type="string">
            <text:p>Features length = 30</text:p>
          </table:table-cell>
          <table:table-cell office:value-type="string">
            <text:p>Num epochs = 10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8">
            <text:p>8</text:p>
          </table:table-cell>
          <table:table-cell office:value-type="string">
            <text:p>Stat values from 6minwalk-matfiles\AD to perform overall NSAA score regression</text:p>
          </table:table-cell>
          <table:table-cell office:value-type="string">
            <text:p>python comp_stat_vals.py 6minwalk-matfiles AD all --split_size=1 </text:p>
          </table:table-cell>
          <table:table-cell office:value-type="string">
            <text:p>python ft_sel_red.py 6minwalk-matfiles AD all pca --num_features=30 --no_normalize </text:p>
          </table:table-cell>
          <table:table-cell office:value-type="string">
            <text:p>python rnn.py 6minwalk-matfiles AD all overall --seq_len=10</text:p>
          </table:table-cell>
          <table:table-cell office:value-type="string">
            <text:p>Mean Squared Error = 29.4065, Mean Absolute Error = 3.56</text:p>
          </table:table-cell>
          <table:table-cell office:value-type="string">
            <text:p>X shape = (552, 10, 30)</text:p>
          </table:table-cell>
          <table:table-cell office:value-type="string">
            <text:p>Y shape = (552,)</text:p>
          </table:table-cell>
          <table:table-cell office:value-type="string">
            <text:p>Test ratio = 0.2</text:p>
          </table:table-cell>
          <table:table-cell office:value-type="string">
            <text:p>Sequence length = 10</text:p>
          </table:table-cell>
          <table:table-cell office:value-type="string">
            <text:p>Features length = 30</text:p>
          </table:table-cell>
          <table:table-cell office:value-type="string">
            <text:p>Num epochs = 30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9">
            <text:p>9</text:p>
          </table:table-cell>
          <table:table-cell office:value-type="string">
            <text:p>Stat values from NSAA\AD to perform single-acts classification</text:p>
          </table:table-cell>
          <table:table-cell office:value-type="string">
            <text:p>python comp_stat_vals.py NSAA AD all --split_size=1 </text:p>
          </table:table-cell>
          <table:table-cell office:value-type="string">
            <text:p>python ft_sel_red.py NSAA AD all pca --num_features=30 --no_normalize </text:p>
          </table:table-cell>
          <table:table-cell office:value-type="string">
            <text:p>python rnn.py NSAA AD all acts --seq_len=10</text:p>
          </table:table-cell>
          <table:table-cell office:value-type="string">
            <text:p>Individual Activity Accuracy = 92.92%, All Activities Accuracy = 79.69%</text:p>
          </table:table-cell>
          <table:table-cell office:value-type="string">
            <text:p>X shape = (742, 10, 30)</text:p>
          </table:table-cell>
          <table:table-cell office:value-type="string">
            <text:p>Y shape = (742, 17)</text:p>
          </table:table-cell>
          <table:table-cell office:value-type="string">
            <text:p>Test ratio = 0.2</text:p>
          </table:table-cell>
          <table:table-cell office:value-type="string">
            <text:p>Sequence length = 10</text:p>
          </table:table-cell>
          <table:table-cell office:value-type="string">
            <text:p>Features length = 30</text:p>
          </table:table-cell>
          <table:table-cell office:value-type="string">
            <text:p>Num epochs = 30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0">
            <text:p>10</text:p>
          </table:table-cell>
          <table:table-cell office:value-type="string">
            <text:p>Raw joint angles from DC to perform single-acts classification</text:p>
          </table:table-cell>
          <table:table-cell office:value-type="string">
            <text:p>python comp_stat_vals.py 6minwalk-matfiles DC all --extract_csv </text:p>
          </table:table-cell>
          <table:table-cell office:value-type="string">
            <text:p>(Not used)</text:p>
          </table:table-cell>
          <table:table-cell office:value-type="string">
            <text:p>python rnn.py direct_csv DC all acts --seq_len=60</text:p>
          </table:table-cell>
          <table:table-cell office:value-type="string">
            <text:p>Individual Activity Accuracy = 99.77%, All Activities Accuracy = 98.5%</text:p>
          </table:table-cell>
          <table:table-cell office:value-type="string">
            <text:p>X shape = (8470, 60, 66)</text:p>
          </table:table-cell>
          <table:table-cell office:value-type="string">
            <text:p>Y shape = (8470, 17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6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1">
            <text:p>11</text:p>
          </table:table-cell>
          <table:table-cell office:value-type="string">
            <text:p>Raw joint angles from JA to perform single-acts classification</text:p>
          </table:table-cell>
          <table:table-cell office:value-type="string">
            <text:p>python comp_stat_vals.py 6minwalk-matfiles JA all --extract_csv </text:p>
          </table:table-cell>
          <table:table-cell office:value-type="string">
            <text:p>(Not used)</text:p>
          </table:table-cell>
          <table:table-cell office:value-type="string">
            <text:p>python rnn.py direct_csv JA all acts --seq_len=60</text:p>
          </table:table-cell>
          <table:table-cell office:value-type="string">
            <text:p>Individual Activity Accuracy = 99.97%, All Activities Accuracy = 99.74%</text:p>
          </table:table-cell>
          <table:table-cell office:value-type="string">
            <text:p>X shape = (2143, 60, 66)</text:p>
          </table:table-cell>
          <table:table-cell office:value-type="string">
            <text:p>Y shape = (2143, 17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6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2">
            <text:p>12</text:p>
          </table:table-cell>
          <table:table-cell office:value-type="string">
            <text:p>Stat values from 6minwalk-matfiles\AD to perform single_acts classification</text:p>
          </table:table-cell>
          <table:table-cell office:value-type="string">
            <text:p>python comp_stat_vals.py 6minwalk-matfiles AD all --split_size=1 </text:p>
          </table:table-cell>
          <table:table-cell office:value-type="string">
            <text:p>python ft_sel_red.py 6minwalk-matfiles AD all pca --num_features=30 --no_normalize </text:p>
          </table:table-cell>
          <table:table-cell office:value-type="string">
            <text:p>python rnn.py 6minwalk-matfiles AD all acts --seq_len=10</text:p>
          </table:table-cell>
          <table:table-cell office:value-type="string">
            <text:p>Individual Activity Accuracy = 85.48%, All Activities Accuracy = 73.44%</text:p>
          </table:table-cell>
          <table:table-cell office:value-type="string">
            <text:p>X shape = (552, 10, 30)</text:p>
          </table:table-cell>
          <table:table-cell office:value-type="string">
            <text:p>Y shape = (552, 17)</text:p>
          </table:table-cell>
          <table:table-cell office:value-type="string">
            <text:p>Test ratio = 0.2</text:p>
          </table:table-cell>
          <table:table-cell office:value-type="string">
            <text:p>Sequence length = 10</text:p>
          </table:table-cell>
          <table:table-cell office:value-type="string">
            <text:p>Features length = 30</text:p>
          </table:table-cell>
          <table:table-cell office:value-type="string">
            <text:p>Num epochs = 30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3">
            <text:p>13</text:p>
          </table:table-cell>
          <table:table-cell office:value-type="string">
            <text:p>Raw position values from NSAA\AD to perform D/HC classification</text:p>
          </table:table-cell>
          <table:table-cell office:value-type="string">
            <text:p>python ext_raw_measures.py NSAA all all</text:p>
          </table:table-cell>
          <table:table-cell office:value-type="string">
            <text:p>(Not used)</text:p>
          </table:table-cell>
          <table:table-cell office:value-type="string">
            <text:p>python rnn.py NSAA position all dhc --seq_len=60</text:p>
          </table:table-cell>
          <table:table-cell office:value-type="string">
            <text:p>Test Accuracy = 95.04%</text:p>
          </table:table-cell>
          <table:table-cell office:value-type="string">
            <text:p>X shape = (9379, 60, 69)</text:p>
          </table:table-cell>
          <table:table-cell office:value-type="string">
            <text:p>Y shape = (9379,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9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4">
            <text:p>14</text:p>
          </table:table-cell>
          <table:table-cell office:value-type="string">
            <text:p>Raw position values from NSAA\AD to perform overall NSAA score regression</text:p>
          </table:table-cell>
          <table:table-cell office:value-type="string">
            <text:p>python ext_raw_measures.py NSAA all all</text:p>
          </table:table-cell>
          <table:table-cell office:value-type="string">
            <text:p>(Not used)</text:p>
          </table:table-cell>
          <table:table-cell office:value-type="string">
            <text:p>python rnn.py NSAA position all overall --seq_len=60</text:p>
          </table:table-cell>
          <table:table-cell office:value-type="string">
            <text:p>Mean Squared Error = 13.1468, Mean Absolute Error = 2.2273</text:p>
          </table:table-cell>
          <table:table-cell office:value-type="string">
            <text:p>X shape = (8034, 60, 69)</text:p>
          </table:table-cell>
          <table:table-cell office:value-type="string">
            <text:p>Y shape = (8034,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9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5">
            <text:p>15</text:p>
          </table:table-cell>
          <table:table-cell office:value-type="string">
            <text:p>Raw position values from NSAA\AD to perform single-acts classification</text:p>
          </table:table-cell>
          <table:table-cell office:value-type="string">
            <text:p>python ext_raw_measures.py NSAA all all</text:p>
          </table:table-cell>
          <table:table-cell office:value-type="string">
            <text:p>(Not used)</text:p>
          </table:table-cell>
          <table:table-cell office:value-type="string">
            <text:p>python rnn.py NSAA position all acts --seq_len=60</text:p>
          </table:table-cell>
          <table:table-cell office:value-type="string">
            <text:p>Individual Activity Accuracy = 94.4%, All Activities Accuracy = 82.94%</text:p>
          </table:table-cell>
          <table:table-cell office:value-type="string">
            <text:p>X shape = (8034, 60, 69)</text:p>
          </table:table-cell>
          <table:table-cell office:value-type="string">
            <text:p>Y shape = (8034, 17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9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6">
            <text:p>16</text:p>
          </table:table-cell>
          <table:table-cell office:value-type="string">
            <text:p>Raw velocity values from NSAA\AD to perform D/HC classification</text:p>
          </table:table-cell>
          <table:table-cell office:value-type="string">
            <text:p>python ext_raw_measures.py NSAA all all</text:p>
          </table:table-cell>
          <table:table-cell office:value-type="string">
            <text:p>(Not used)</text:p>
          </table:table-cell>
          <table:table-cell office:value-type="string">
            <text:p>python rnn.py NSAA velocity all dhc --seq_len=60</text:p>
          </table:table-cell>
          <table:table-cell office:value-type="string">
            <text:p>Test Accuracy = 69.94%</text:p>
          </table:table-cell>
          <table:table-cell office:value-type="string">
            <text:p>X shape = (9379, 60, 69)</text:p>
          </table:table-cell>
          <table:table-cell office:value-type="string">
            <text:p>Y shape = (9379,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9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7">
            <text:p>17</text:p>
          </table:table-cell>
          <table:table-cell office:value-type="string">
            <text:p>Raw velocity values from NSAA\AD to perform overall NSAA score regression</text:p>
          </table:table-cell>
          <table:table-cell office:value-type="string">
            <text:p>python ext_raw_measures.py NSAA all all</text:p>
          </table:table-cell>
          <table:table-cell office:value-type="string">
            <text:p>(Not used)</text:p>
          </table:table-cell>
          <table:table-cell office:value-type="string">
            <text:p>python rnn.py NSAA velocity all overall --seq_len=60</text:p>
          </table:table-cell>
          <table:table-cell office:value-type="string">
            <text:p>Mean Squared Error = 38.1123, Mean Absolute Error = 4.2811, Root Mean Squared Error = 6.1735, R^2 Score = -0.0004</text:p>
          </table:table-cell>
          <table:table-cell office:value-type="string">
            <text:p>X shape = (8034, 60, 69)</text:p>
          </table:table-cell>
          <table:table-cell office:value-type="string">
            <text:p>Y shape = (8034,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9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8">
            <text:p>18</text:p>
          </table:table-cell>
          <table:table-cell office:value-type="string">
            <text:p>Raw velocity values from NSAA\AD to perform single-acts classification</text:p>
          </table:table-cell>
          <table:table-cell office:value-type="string">
            <text:p>python ext_raw_measures.py NSAA all all</text:p>
          </table:table-cell>
          <table:table-cell office:value-type="string">
            <text:p>(Not used)</text:p>
          </table:table-cell>
          <table:table-cell office:value-type="string">
            <text:p>python rnn.py NSAA velocity all acts --seq_len=60</text:p>
          </table:table-cell>
          <table:table-cell office:value-type="string">
            <text:p>Individual Activity Accuracy = 71.51%, All Activities Accuracy = 4.75%</text:p>
          </table:table-cell>
          <table:table-cell office:value-type="string">
            <text:p>X shape = (8034, 60, 69)</text:p>
          </table:table-cell>
          <table:table-cell office:value-type="string">
            <text:p>Y shape = (8034, 17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9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19">
            <text:p>19</text:p>
          </table:table-cell>
          <table:table-cell office:value-type="string">
            <text:p>Raw acceleration values from NSAA\AD to perform D/HC classification</text:p>
          </table:table-cell>
          <table:table-cell office:value-type="string">
            <text:p>python ext_raw_measures.py NSAA all all</text:p>
          </table:table-cell>
          <table:table-cell office:value-type="string">
            <text:p>(Not used)</text:p>
          </table:table-cell>
          <table:table-cell office:value-type="string">
            <text:p>python rnn.py NSAA acceleration all dhc --seq_len=60</text:p>
          </table:table-cell>
          <table:table-cell office:value-type="string">
            <text:p>Test Accuracy = 77.48%</text:p>
          </table:table-cell>
          <table:table-cell office:value-type="string">
            <text:p>X shape = (9379, 60, 69)</text:p>
          </table:table-cell>
          <table:table-cell office:value-type="string">
            <text:p>Y shape = (9379,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9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0">
            <text:p>20</text:p>
          </table:table-cell>
          <table:table-cell office:value-type="string">
            <text:p>Raw acceleration values from NSAA\AD to perform overall NSAA score regression</text:p>
          </table:table-cell>
          <table:table-cell office:value-type="string">
            <text:p>python ext_raw_measures.py NSAA all all</text:p>
          </table:table-cell>
          <table:table-cell office:value-type="string">
            <text:p>(Not used)</text:p>
          </table:table-cell>
          <table:table-cell office:value-type="string">
            <text:p>python rnn.py NSAA acceleration all overall --seq_len=60</text:p>
          </table:table-cell>
          <table:table-cell office:value-type="string">
            <text:p>Mean Squared Error = 48.3625, Mean Absolute Error = 4.6169, Root Mean Squared Error = 6.9543, R^2 Score = -0.3953</text:p>
          </table:table-cell>
          <table:table-cell office:value-type="string">
            <text:p>X shape = (8034, 60, 69)</text:p>
          </table:table-cell>
          <table:table-cell office:value-type="string">
            <text:p>Y shape = (8034,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9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1">
            <text:p>21</text:p>
          </table:table-cell>
          <table:table-cell office:value-type="string">
            <text:p>Raw acceleration values from NSAA\AD to perform single-acts classification</text:p>
          </table:table-cell>
          <table:table-cell office:value-type="string">
            <text:p>python ext_raw_measures.py NSAA all all</text:p>
          </table:table-cell>
          <table:table-cell office:value-type="string">
            <text:p>(Not used)</text:p>
          </table:table-cell>
          <table:table-cell office:value-type="string">
            <text:p>python rnn.py NSAA acceleration all acts --seq_len=60</text:p>
          </table:table-cell>
          <table:table-cell office:value-type="string">
            <text:p>Individual Activity Accuracy = 74.98%, All Activities Accuracy = 17.25%</text:p>
          </table:table-cell>
          <table:table-cell office:value-type="string">
            <text:p>X shape = (8034, 60, 69)</text:p>
          </table:table-cell>
          <table:table-cell office:value-type="string">
            <text:p>Y shape = (8034, 17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9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2">
            <text:p>22</text:p>
          </table:table-cell>
          <table:table-cell office:value-type="string">
            <text:p>Raw angularVelocity values from NSAA\AD to perform D/HC classification</text:p>
          </table:table-cell>
          <table:table-cell office:value-type="string">
            <text:p>python ext_raw_measures.py NSAA all all</text:p>
          </table:table-cell>
          <table:table-cell office:value-type="string">
            <text:p>(Not used)</text:p>
          </table:table-cell>
          <table:table-cell office:value-type="string">
            <text:p>python rnn.py NSAA angularVelocity all dhc --seq_len=60</text:p>
          </table:table-cell>
          <table:table-cell office:value-type="string">
            <text:p>Test Accuracy = 71.01%</text:p>
          </table:table-cell>
          <table:table-cell office:value-type="string">
            <text:p>X shape = (9379, 60, 69)</text:p>
          </table:table-cell>
          <table:table-cell office:value-type="string">
            <text:p>Y shape = (9379,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9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3">
            <text:p>23</text:p>
          </table:table-cell>
          <table:table-cell office:value-type="string">
            <text:p>Raw angularVelocity values from NSAA\AD to perform overall NSAA score regression</text:p>
          </table:table-cell>
          <table:table-cell office:value-type="string">
            <text:p>python ext_raw_measures.py NSAA all all</text:p>
          </table:table-cell>
          <table:table-cell office:value-type="string">
            <text:p>(Not used)</text:p>
          </table:table-cell>
          <table:table-cell office:value-type="string">
            <text:p>python rnn.py NSAA angularVelocity all overall --seq_len=60</text:p>
          </table:table-cell>
          <table:table-cell office:value-type="string">
            <text:p>Mean Squared Error = 37.6374, Mean Absolute Error = 4.2743, Root Mean Squared Error = 6.1349, R^2 Score = -0.0018</text:p>
          </table:table-cell>
          <table:table-cell office:value-type="string">
            <text:p>X shape = (8034, 60, 69)</text:p>
          </table:table-cell>
          <table:table-cell office:value-type="string">
            <text:p>Y shape = (8034,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9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4">
            <text:p>24</text:p>
          </table:table-cell>
          <table:table-cell office:value-type="string">
            <text:p>Raw angularVelocity values from NSAA\AD to perform single-acts classification</text:p>
          </table:table-cell>
          <table:table-cell office:value-type="string">
            <text:p>python ext_raw_measures.py NSAA all all</text:p>
          </table:table-cell>
          <table:table-cell office:value-type="string">
            <text:p>(Not used)</text:p>
          </table:table-cell>
          <table:table-cell office:value-type="string">
            <text:p>python rnn.py NSAA angularVelocity all acts --seq_len=60</text:p>
          </table:table-cell>
          <table:table-cell office:value-type="string">
            <text:p>Individual Activity Accuracy = 72.82%, All Activities Accuracy = 19.12%</text:p>
          </table:table-cell>
          <table:table-cell office:value-type="string">
            <text:p>X shape = (8034, 60, 69)</text:p>
          </table:table-cell>
          <table:table-cell office:value-type="string">
            <text:p>Y shape = (8034, 17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9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5">
            <text:p>25</text:p>
          </table:table-cell>
          <table:table-cell office:value-type="string">
            <text:p>Raw angularAcceleration values from NSAA\AD to perform D/HC classification</text:p>
          </table:table-cell>
          <table:table-cell office:value-type="string">
            <text:p>python ext_raw_measures.py NSAA all all</text:p>
          </table:table-cell>
          <table:table-cell office:value-type="string">
            <text:p>(Not used)</text:p>
          </table:table-cell>
          <table:table-cell office:value-type="string">
            <text:p>python rnn.py NSAA angularAcceleration all dhc --seq_len=60</text:p>
          </table:table-cell>
          <table:table-cell office:value-type="string">
            <text:p>Test Accuracy = 71.17%</text:p>
          </table:table-cell>
          <table:table-cell office:value-type="string">
            <text:p>X shape = (9379, 60, 69)</text:p>
          </table:table-cell>
          <table:table-cell office:value-type="string">
            <text:p>Y shape = (9379,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9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6">
            <text:p>26</text:p>
          </table:table-cell>
          <table:table-cell office:value-type="string">
            <text:p>Raw angularAcceleration values from NSAA\AD to perform overall NSAA score regression</text:p>
          </table:table-cell>
          <table:table-cell office:value-type="string">
            <text:p>python ext_raw_measures.py NSAA all all</text:p>
          </table:table-cell>
          <table:table-cell office:value-type="string">
            <text:p>(Not used)</text:p>
          </table:table-cell>
          <table:table-cell office:value-type="string">
            <text:p>python rnn.py NSAA angularAcceleration all overall --seq_len=60</text:p>
          </table:table-cell>
          <table:table-cell office:value-type="string">
            <text:p>Mean Squared Error = 37.6493, Mean Absolute Error = 4.4222, Root Mean Squared Error = 6.1359, R^2 Score = 0.0251</text:p>
          </table:table-cell>
          <table:table-cell office:value-type="string">
            <text:p>X shape = (8034, 60, 69)</text:p>
          </table:table-cell>
          <table:table-cell office:value-type="string">
            <text:p>Y shape = (8034,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9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7">
            <text:p>27</text:p>
          </table:table-cell>
          <table:table-cell office:value-type="string">
            <text:p>Raw angularAcceleration values from NSAA\AD to perform single-acts classification</text:p>
          </table:table-cell>
          <table:table-cell office:value-type="string">
            <text:p>python ext_raw_measures.py NSAA all all</text:p>
          </table:table-cell>
          <table:table-cell office:value-type="string">
            <text:p>(Not used)</text:p>
          </table:table-cell>
          <table:table-cell office:value-type="string">
            <text:p>python rnn.py NSAA angularAcceleration all acts --seq_len=60</text:p>
          </table:table-cell>
          <table:table-cell office:value-type="string">
            <text:p>Individual Activity Accuracy = 73.07%, All Activities Accuracy = 21.81%</text:p>
          </table:table-cell>
          <table:table-cell office:value-type="string">
            <text:p>X shape = (8034, 60, 69)</text:p>
          </table:table-cell>
          <table:table-cell office:value-type="string">
            <text:p>Y shape = (8034, 17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9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8">
            <text:p>28</text:p>
          </table:table-cell>
          <table:table-cell office:value-type="string">
            <text:p>Raw sensorFreeAcceleration values from NSAA\AD to perform D/HC classification</text:p>
          </table:table-cell>
          <table:table-cell office:value-type="string">
            <text:p>python ext_raw_measures.py NSAA all all</text:p>
          </table:table-cell>
          <table:table-cell office:value-type="string">
            <text:p>(Not used)</text:p>
          </table:table-cell>
          <table:table-cell office:value-type="string">
            <text:p>python rnn.py NSAA sensorFreeAcceleration all dhc --seq_len=60</text:p>
          </table:table-cell>
          <table:table-cell office:value-type="string">
            <text:p>Test Accuracy = 75.59%</text:p>
          </table:table-cell>
          <table:table-cell office:value-type="string">
            <text:p>X shape = (9379, 60, 51)</text:p>
          </table:table-cell>
          <table:table-cell office:value-type="string">
            <text:p>Y shape = (9379,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51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29">
            <text:p>29</text:p>
          </table:table-cell>
          <table:table-cell office:value-type="string">
            <text:p>Raw sensorFreeAcceleration values from NSAA\AD to perform overall NSAA score regression</text:p>
          </table:table-cell>
          <table:table-cell office:value-type="string">
            <text:p>python ext_raw_measures.py NSAA all all</text:p>
          </table:table-cell>
          <table:table-cell office:value-type="string">
            <text:p>(Not used)</text:p>
          </table:table-cell>
          <table:table-cell office:value-type="string">
            <text:p>python rnn.py NSAA sensorFreeAcceleration all overall --seq_len=60</text:p>
          </table:table-cell>
          <table:table-cell office:value-type="string">
            <text:p>Mean Squared Error = 40.1042, Mean Absolute Error = 4.3792, Root Mean Squared Error = 6.3328, R^2 Score = 0.0016</text:p>
          </table:table-cell>
          <table:table-cell office:value-type="string">
            <text:p>X shape = (8034, 60, 51)</text:p>
          </table:table-cell>
          <table:table-cell office:value-type="string">
            <text:p>Y shape = (8034,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51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0">
            <text:p>30</text:p>
          </table:table-cell>
          <table:table-cell office:value-type="string">
            <text:p>Raw sensorFreeAcceleration values from NSAA\AD to perform single-acts classification</text:p>
          </table:table-cell>
          <table:table-cell office:value-type="string">
            <text:p>python ext_raw_measures.py NSAA all all</text:p>
          </table:table-cell>
          <table:table-cell office:value-type="string">
            <text:p>(Not used)</text:p>
          </table:table-cell>
          <table:table-cell office:value-type="string">
            <text:p>python rnn.py NSAA sensorFreeAcceleration all acts --seq_len=60</text:p>
          </table:table-cell>
          <table:table-cell office:value-type="string">
            <text:p>Individual Activity Accuracy = 74.87%, All Activities Accuracy = 14.94%</text:p>
          </table:table-cell>
          <table:table-cell office:value-type="string">
            <text:p>X shape = (8034, 60, 51)</text:p>
          </table:table-cell>
          <table:table-cell office:value-type="string">
            <text:p>Y shape = (8034, 17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51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1">
            <text:p>31</text:p>
          </table:table-cell>
          <table:table-cell office:value-type="string">
            <text:p>Raw sensorMagneticField values from NSAA\AD to perform D/HC classification</text:p>
          </table:table-cell>
          <table:table-cell office:value-type="string">
            <text:p>python ext_raw_measures.py NSAA all all</text:p>
          </table:table-cell>
          <table:table-cell office:value-type="string">
            <text:p>(Not used)</text:p>
          </table:table-cell>
          <table:table-cell office:value-type="string">
            <text:p>python rnn.py NSAA sensorMagneticField all dhc --seq_len=60</text:p>
          </table:table-cell>
          <table:table-cell office:value-type="string">
            <text:p>Test Accuracy = 99.57%</text:p>
          </table:table-cell>
          <table:table-cell office:value-type="string">
            <text:p>X shape = (9379, 60, 51)</text:p>
          </table:table-cell>
          <table:table-cell office:value-type="string">
            <text:p>Y shape = (9379,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51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2">
            <text:p>32</text:p>
          </table:table-cell>
          <table:table-cell office:value-type="string">
            <text:p>Raw sensorMagneticField values from NSAA\AD to perform overall NSAA score regression</text:p>
          </table:table-cell>
          <table:table-cell office:value-type="string">
            <text:p>python ext_raw_measures.py NSAA all all</text:p>
          </table:table-cell>
          <table:table-cell office:value-type="string">
            <text:p>(Not used)</text:p>
          </table:table-cell>
          <table:table-cell office:value-type="string">
            <text:p>python rnn.py NSAA sensorMagneticField all overall --seq_len=60</text:p>
          </table:table-cell>
          <table:table-cell office:value-type="string">
            <text:p>Mean Squared Error = 4.4877, Mean Absolute Error = 1.3521, Root Mean Squared Error = 2.1184, R^2 Score = 0.8748</text:p>
          </table:table-cell>
          <table:table-cell office:value-type="string">
            <text:p>X shape = (8034, 60, 51)</text:p>
          </table:table-cell>
          <table:table-cell office:value-type="string">
            <text:p>Y shape = (8034,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51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3">
            <text:p>33</text:p>
          </table:table-cell>
          <table:table-cell office:value-type="string">
            <text:p>Raw sensorMagneticField values from NSAA\AD to perform single-acts classification</text:p>
          </table:table-cell>
          <table:table-cell office:value-type="string">
            <text:p>python ext_raw_measures.py NSAA all all</text:p>
          </table:table-cell>
          <table:table-cell office:value-type="string">
            <text:p>(Not used)</text:p>
          </table:table-cell>
          <table:table-cell office:value-type="string">
            <text:p>python rnn.py NSAA sensorMagneticField all acts --seq_len=60</text:p>
          </table:table-cell>
          <table:table-cell office:value-type="string">
            <text:p>Individual Activity Accuracy = 99.32%, All Activities Accuracy = 96.5%</text:p>
          </table:table-cell>
          <table:table-cell office:value-type="string">
            <text:p>X shape = (8034, 60, 51)</text:p>
          </table:table-cell>
          <table:table-cell office:value-type="string">
            <text:p>Y shape = (8034, 17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51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4">
            <text:p>34</text:p>
          </table:table-cell>
          <table:table-cell office:value-type="string">
            <text:p>Raw jointAngle values from NSAA\AD to perform D/HC classification</text:p>
          </table:table-cell>
          <table:table-cell office:value-type="string">
            <text:p>python ext_raw_measures.py NSAA all all</text:p>
          </table:table-cell>
          <table:table-cell office:value-type="string">
            <text:p>(Not used)</text:p>
          </table:table-cell>
          <table:table-cell office:value-type="string">
            <text:p>python rnn.py NSAA jointAngle all dhc --seq_len=60</text:p>
          </table:table-cell>
          <table:table-cell office:value-type="string">
            <text:p>Test Accuracy = 98.11%</text:p>
          </table:table-cell>
          <table:table-cell office:value-type="string">
            <text:p>X shape = (9379, 60, 66)</text:p>
          </table:table-cell>
          <table:table-cell office:value-type="string">
            <text:p>Y shape = (9379,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6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5">
            <text:p>35</text:p>
          </table:table-cell>
          <table:table-cell office:value-type="string">
            <text:p>Raw jointAngle values from NSAA\AD to perform overall NSAA score regression</text:p>
          </table:table-cell>
          <table:table-cell office:value-type="string">
            <text:p>python ext_raw_measures.py NSAA all all</text:p>
          </table:table-cell>
          <table:table-cell office:value-type="string">
            <text:p>(Not used)</text:p>
          </table:table-cell>
          <table:table-cell office:value-type="string">
            <text:p>python rnn.py NSAA jointAngle all overall --seq_len=60</text:p>
          </table:table-cell>
          <table:table-cell office:value-type="string">
            <text:p>Mean Squared Error = 3.9549, Mean Absolute Error = 1.2323, Root Mean Squared Error = 1.9887, R^2 Score = 0.9032</text:p>
          </table:table-cell>
          <table:table-cell office:value-type="string">
            <text:p>X shape = (8034, 60, 66)</text:p>
          </table:table-cell>
          <table:table-cell office:value-type="string">
            <text:p>Y shape = (8034,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6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6">
            <text:p>36</text:p>
          </table:table-cell>
          <table:table-cell office:value-type="string">
            <text:p>Raw jointAngle values from NSAA\AD to perform single-acts classification</text:p>
          </table:table-cell>
          <table:table-cell office:value-type="string">
            <text:p>python ext_raw_measures.py NSAA all all</text:p>
          </table:table-cell>
          <table:table-cell office:value-type="string">
            <text:p>(Not used)</text:p>
          </table:table-cell>
          <table:table-cell office:value-type="string">
            <text:p>python rnn.py NSAA jointAngle all acts --seq_len=60</text:p>
          </table:table-cell>
          <table:table-cell office:value-type="string">
            <text:p>Individual Activity Accuracy = 98.57%, All Activities Accuracy = 93.38%</text:p>
          </table:table-cell>
          <table:table-cell office:value-type="string">
            <text:p>X shape = (8034, 60, 66)</text:p>
          </table:table-cell>
          <table:table-cell office:value-type="string">
            <text:p>Y shape = (8034, 17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6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7">
            <text:p>37</text:p>
          </table:table-cell>
          <table:table-cell office:value-type="string">
            <text:p>Raw jointAngleXZY values from NSAA\AD to perform D/HC classification</text:p>
          </table:table-cell>
          <table:table-cell office:value-type="string">
            <text:p>python ext_raw_measures.py NSAA all all</text:p>
          </table:table-cell>
          <table:table-cell office:value-type="string">
            <text:p>(Not used)</text:p>
          </table:table-cell>
          <table:table-cell office:value-type="string">
            <text:p>python rnn.py NSAA jointAngleXZY all dhc --seq_len=60</text:p>
          </table:table-cell>
          <table:table-cell office:value-type="string">
            <text:p>Test Accuracy = 96.93%</text:p>
          </table:table-cell>
          <table:table-cell office:value-type="string">
            <text:p>X shape = (9379, 60, 66)</text:p>
          </table:table-cell>
          <table:table-cell office:value-type="string">
            <text:p>Y shape = (9379,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6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8">
            <text:p>38</text:p>
          </table:table-cell>
          <table:table-cell office:value-type="string">
            <text:p>Raw jointAngleXZY values from NSAA\AD to perform overall NSAA score regression</text:p>
          </table:table-cell>
          <table:table-cell office:value-type="string">
            <text:p>python ext_raw_measures.py NSAA all all</text:p>
          </table:table-cell>
          <table:table-cell office:value-type="string">
            <text:p>(Not used)</text:p>
          </table:table-cell>
          <table:table-cell office:value-type="string">
            <text:p>python rnn.py NSAA jointAngleXZY all overall --seq_len=60</text:p>
          </table:table-cell>
          <table:table-cell office:value-type="string">
            <text:p>Mean Squared Error = 4.976, Mean Absolute Error = 1.3642, Root Mean Squared Error = 2.2307, R^2 Score = 0.8805</text:p>
          </table:table-cell>
          <table:table-cell office:value-type="string">
            <text:p>X shape = (8034, 60, 66)</text:p>
          </table:table-cell>
          <table:table-cell office:value-type="string">
            <text:p>Y shape = (8034,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6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39">
            <text:p>39</text:p>
          </table:table-cell>
          <table:table-cell office:value-type="string">
            <text:p>Raw jointAngleXZY values from NSAA\AD to perform single-acts classification</text:p>
          </table:table-cell>
          <table:table-cell office:value-type="string">
            <text:p>python ext_raw_measures.py NSAA all all</text:p>
          </table:table-cell>
          <table:table-cell office:value-type="string">
            <text:p>(Not used)</text:p>
          </table:table-cell>
          <table:table-cell office:value-type="string">
            <text:p>python rnn.py NSAA jointAngleXZY all acts --seq_len=60</text:p>
          </table:table-cell>
          <table:table-cell office:value-type="string">
            <text:p>Individual Activity Accuracy = 96.98%, All Activities Accuracy = 89.0%</text:p>
          </table:table-cell>
          <table:table-cell office:value-type="string">
            <text:p>X shape = (8034, 60, 66)</text:p>
          </table:table-cell>
          <table:table-cell office:value-type="string">
            <text:p>Y shape = (8034, 17)</text:p>
          </table:table-cell>
          <table:table-cell office:value-type="string">
            <text:p>Test ratio = 0.2</text:p>
          </table:table-cell>
          <table:table-cell office:value-type="string">
            <text:p>Sequence length = 60</text:p>
          </table:table-cell>
          <table:table-cell office:value-type="string">
            <text:p>Features length = 66</text:p>
          </table:table-cell>
          <table:table-cell office:value-type="string">
            <text:p>Num epochs = 2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0">
            <text:p>40</text:p>
          </table:table-cell>
          <table:table-cell office:value-type="string">
            <text:p>Stat values from NSAA\AD w/ seq_overlap=0.2 to perform overall NSAA score regression</text:p>
          </table:table-cell>
          <table:table-cell office:value-type="string">
            <text:p>python comp_stat_vals.py NSAA AD all --split_size=1 </text:p>
          </table:table-cell>
          <table:table-cell office:value-type="string">
            <text:p>python ft_sel_red.py NSAA AD all pca --num_features=30 --no_normalize </text:p>
          </table:table-cell>
          <table:table-cell office:value-type="string">
            <text:p>python rnn.py NSAA AD all overall --seq_len=10 --seq_overlap=0.2 </text:p>
          </table:table-cell>
          <table:table-cell office:value-type="string">
            <text:p>Mean Squared Error = 28.3416, Mean Absolute Error = 2.2573, Root Mean Squared Error = 5.3237, R^2 Score = 0.3925</text:p>
          </table:table-cell>
          <table:table-cell office:value-type="string">
            <text:p>X shape = (920, 10, 30)</text:p>
          </table:table-cell>
          <table:table-cell office:value-type="string">
            <text:p>Y shape = (920,)</text:p>
          </table:table-cell>
          <table:table-cell office:value-type="string">
            <text:p>Test ratio = 0.2</text:p>
          </table:table-cell>
          <table:table-cell office:value-type="string">
            <text:p>Sequence length = 10</text:p>
          </table:table-cell>
          <table:table-cell office:value-type="string">
            <text:p>Features length = 30</text:p>
          </table:table-cell>
          <table:table-cell office:value-type="string">
            <text:p>Num epochs = 30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1">
            <text:p>41</text:p>
          </table:table-cell>
          <table:table-cell office:value-type="string">
            <text:p>Stat values from NSAA\AD w/ seq_overlap=0.4 to perform overall NSAA score regression</text:p>
          </table:table-cell>
          <table:table-cell office:value-type="string">
            <text:p>python comp_stat_vals.py NSAA AD all --split_size=1 </text:p>
          </table:table-cell>
          <table:table-cell office:value-type="string">
            <text:p>python ft_sel_red.py NSAA AD all pca --num_features=30 --no_normalize </text:p>
          </table:table-cell>
          <table:table-cell office:value-type="string">
            <text:p>python rnn.py NSAA AD all overall --seq_len=10 –seq_overlap=0.4</text:p>
          </table:table-cell>
          <table:table-cell office:value-type="string">
            <text:p>Mean Squared Error = 13.2194, Mean Absolute Error = 1.5559, Root Mean Squared Error = 3.6358, R^2 Score = 0.6866</text:p>
          </table:table-cell>
          <table:table-cell office:value-type="string">
            <text:p>X shape = (1227, 10, 30)</text:p>
          </table:table-cell>
          <table:table-cell office:value-type="string">
            <text:p>Y shape = (1227,)</text:p>
          </table:table-cell>
          <table:table-cell office:value-type="string">
            <text:p>Test ratio = 0.2</text:p>
          </table:table-cell>
          <table:table-cell office:value-type="string">
            <text:p>Sequence length = 10</text:p>
          </table:table-cell>
          <table:table-cell office:value-type="string">
            <text:p>Features length = 30</text:p>
          </table:table-cell>
          <table:table-cell office:value-type="string">
            <text:p>Num epochs = 30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2">
            <text:p>42</text:p>
          </table:table-cell>
          <table:table-cell office:value-type="string">
            <text:p>Stat values from NSAA\AD w/ seq_overlap=0.6 to perform overall NSAA score regression</text:p>
          </table:table-cell>
          <table:table-cell office:value-type="string">
            <text:p>python comp_stat_vals.py NSAA AD all --split_size=1 </text:p>
          </table:table-cell>
          <table:table-cell office:value-type="string">
            <text:p>python ft_sel_red.py NSAA AD all pca --num_features=30 --no_normalize </text:p>
          </table:table-cell>
          <table:table-cell office:value-type="string">
            <text:p>python rnn.py NSAA AD all overall --seq_len=10 –seq_overlap=0.6</text:p>
          </table:table-cell>
          <table:table-cell office:value-type="string">
            <text:p>Mean Squared Error = 9.0646, Mean Absolute Error = 1.1338, Root Mean Squared Error = 3.0107, R^2 Score = 0.778</text:p>
          </table:table-cell>
          <table:table-cell office:value-type="string">
            <text:p>X shape = (1840, 10, 30)</text:p>
          </table:table-cell>
          <table:table-cell office:value-type="string">
            <text:p>Y shape = (1840,)</text:p>
          </table:table-cell>
          <table:table-cell office:value-type="string">
            <text:p>Test ratio = 0.2</text:p>
          </table:table-cell>
          <table:table-cell office:value-type="string">
            <text:p>Sequence length = 10</text:p>
          </table:table-cell>
          <table:table-cell office:value-type="string">
            <text:p>Features length = 30</text:p>
          </table:table-cell>
          <table:table-cell office:value-type="string">
            <text:p>Num epochs = 30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3">
            <text:p>43</text:p>
          </table:table-cell>
          <table:table-cell office:value-type="string">
            <text:p>Stat values from NSAA\AD w/ seq_overlap=0.8 to perform overall NSAA score regression</text:p>
          </table:table-cell>
          <table:table-cell office:value-type="string">
            <text:p>python comp_stat_vals.py NSAA AD all --split_size=1 </text:p>
          </table:table-cell>
          <table:table-cell office:value-type="string">
            <text:p>python ft_sel_red.py NSAA AD all pca --num_features=30 --no_normalize </text:p>
          </table:table-cell>
          <table:table-cell office:value-type="string">
            <text:p>python rnn.py NSAA AD all overall --seq_len=10 –seq_overlap=0.8</text:p>
          </table:table-cell>
          <table:table-cell office:value-type="string">
            <text:p>Mean Squared Error = 1.1889, Mean Absolute Error = 0.516, Root Mean Squared Error = 1.0904, R^2 Score = 0.9677</text:p>
          </table:table-cell>
          <table:table-cell office:value-type="string">
            <text:p>X shape = (3710, 10, 30)</text:p>
          </table:table-cell>
          <table:table-cell office:value-type="string">
            <text:p>Y shape = (3710,)</text:p>
          </table:table-cell>
          <table:table-cell office:value-type="string">
            <text:p>Test ratio = 0.2</text:p>
          </table:table-cell>
          <table:table-cell office:value-type="string">
            <text:p>Sequence length = 10</text:p>
          </table:table-cell>
          <table:table-cell office:value-type="string">
            <text:p>Features length = 30</text:p>
          </table:table-cell>
          <table:table-cell office:value-type="string">
            <text:p>Num epochs = 30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1">
          <table:table-cell/>
          <table:table-cell office:value-type="float" office:value="44">
            <text:p>44</text:p>
          </table:table-cell>
          <table:table-cell office:value-type="string">
            <text:p>Stat values from NSAA\AD w/ seq_overlap=0.9 to perform overall NSAA score regression</text:p>
          </table:table-cell>
          <table:table-cell office:value-type="string">
            <text:p>python comp_stat_vals.py NSAA AD all --split_size=1 </text:p>
          </table:table-cell>
          <table:table-cell office:value-type="string">
            <text:p>python ft_sel_red.py NSAA AD all pca --num_features=30 --no_normalize </text:p>
          </table:table-cell>
          <table:table-cell office:value-type="string">
            <text:p>python rnn.py NSAA AD all overall --seq_len=10 –seq_overlap=0.9</text:p>
          </table:table-cell>
          <table:table-cell office:value-type="string">
            <text:p>Mean Squared Error = 0.0327, Mean Absolute Error = 0.1572, Root Mean Squared Error = 0.1809, R^2 Score = 0.9992</text:p>
          </table:table-cell>
          <table:table-cell office:value-type="string">
            <text:p>X shape = (7420, 10, 30)</text:p>
          </table:table-cell>
          <table:table-cell office:value-type="string">
            <text:p>Y shape = (7420,)</text:p>
          </table:table-cell>
          <table:table-cell office:value-type="string">
            <text:p>Test ratio = 0.2</text:p>
          </table:table-cell>
          <table:table-cell office:value-type="string">
            <text:p>Sequence length = 10</text:p>
          </table:table-cell>
          <table:table-cell office:value-type="string">
            <text:p>Features length = 30</text:p>
          </table:table-cell>
          <table:table-cell office:value-type="string">
            <text:p>Num epochs = 300</text:p>
          </table:table-cell>
          <table:table-cell office:value-type="string">
            <text:p>Num LSTM units per layer = 128</text:p>
          </table:table-cell>
          <table:table-cell office:value-type="string">
            <text:p>Num hidden layers = 2</text:p>
          </table:table-cell>
          <table:table-cell office:value-type="string">
            <text:p>Learning rate = 0.001</text:p>
          </table:table-cell>
          <table:table-cell table:number-columns-repeated="1008"/>
        </table:table-row>
        <table:table-row table:style-name="ro2">
          <table:table-cell/>
          <table:table-cell office:value-type="float" office:value="45">
            <text:p>45</text:p>
          </table:table-cell>
          <table:table-cell office:value-type="string">
            <text:p>Single-act raw position values from NSAA\AD to perform D/HC classification</text:p>
          </table:table-cell>
          <table:table-cell office:value-type="string">
            <text:p>python mat_act_div.py V1 all; python ext_raw_measures.py all all --single_act </text:p>
          </table:table-cell>
          <table:table-cell office:value-type="string">
            <text:p>(Not used)</text:p>
          </table:table-cell>
          <table:table-cell office:value-type="string">
            <text:p>python rnn.py NSAA position all indiv --seq_len=60 </text:p>
          </table:table-cell>
          <table:table-cell table:number-columns-repeated="1018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>
            <text:p>(NOT SURE IF POSSIBLE)</text:p>
          </table:table-cell>
          <table:table-cell office:value-type="string">
            <text:p>Single-act stat values from NSAA\AD to perform D/HC classification</text:p>
          </table:table-cell>
          <table:table-cell office:value-type="string">
            <text:p>python mat_act_div.py V1 all; python comp_stat_vals.py NSAA AD all --split_size=1 <text:s/>--single_act</text:p>
          </table:table-cell>
          <table:table-cell table:number-columns-repeated="1020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1">11/06/2019</text:date>, <text:time>22:54:3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dc:date>2019-06-11T22:54:33.81</dc:date>
    <meta:editing-duration>PT11H15M30S</meta:editing-duration>
    <meta:editing-cycles>59</meta:editing-cycles>
    <meta:document-statistic meta:table-count="1" meta:cell-count="675" meta:object-count="0"/>
  </office:meta>
</office:document-meta>
</file>